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12.1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74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91.05pt"/>
    </style:style>
    <style:style style:name="co15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ext-properties style:text-position=""/>
    </style:style>
    <style:style style:name="ce2" style:family="table-cell" style:parent-style-name="Default" style:data-style-name="N99"/>
    <style:style style:name="ce3" style:family="table-cell" style:parent-style-name="Default">
      <style:table-cell-properties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odel 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input_ver</text:p>
          </table:table-cell>
          <table:table-cell office:value-type="string" calcext:value-type="string">
            <text:p>res_module_ver</text:p>
          </table:table-cell>
          <table:table-cell table:style-name="Default" office:value-type="string" calcext:value-type="string">
            <text:p>use_se</text:p>
          </table:table-cell>
          <table:table-cell table:style-name="Default" office:value-type="string" calcext:value-type="string">
            <text:p>use_bottle_neck</text:p>
          </table:table-cell>
          <table:table-cell office:value-type="string" calcext:value-type="string">
            <text:p>res_stag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cutof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ndmark at lower layer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argin</text:p>
          </table:table-cell>
        </table:table-row>
        <table:table-row table:style-name="ro1">
          <table:table-cell office:value-type="string" calcext:value-type="string">
            <text:p>insightface-r50-am-lfw</text:p>
          </table:table-cell>
          <table:table-cell office:value-type="string" calcext:value-type="string">
            <text:p>original model from insightface for r50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atabase_single_loss</text:p>
          </table:table-cell>
          <table:table-cell office:value-type="string" calcext:value-type="string">
            <text:p>insightface model trained by ourselves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Baseline_insightDB_landmarkloss_before_bugfix</text:p>
          </table:table-cell>
          <table:table-cell office:value-type="string" calcext:value-type="string">
            <office:annotation draw:style-name="gr1" draw:text-style-name="P2" svg:width="82.18pt" svg:height="61.68pt" svg:x="493.48pt" svg:y="0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before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1</text:p>
          </table:table-cell>
          <table:table-cell office:value-type="string" calcext:value-type="string">
            <office:annotation draw:style-name="gr1" draw:text-style-name="P2" svg:width="82.18pt" svg:height="61.68pt" svg:x="493.48pt" svg:y="12.8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6</text:p>
          </table:table-cell>
          <table:table-cell office:value-type="string" calcext:value-type="string">
            <office:annotation draw:style-name="gr1" draw:text-style-name="P2" svg:width="82.18pt" svg:height="61.68pt" svg:x="493.48pt" svg:y="25.6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2</text:p>
          </table:table-cell>
          <table:table-cell office:value-type="string" calcext:value-type="string">
            <text:p>train_net_arconly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7</text:p>
          </table:table-cell>
          <table:table-cell office:value-type="string" calcext:value-type="string">
            <text:p>train_net_landmark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3</text:p>
          </table:table-cell>
          <table:table-cell office:value-type="string" calcext:value-type="string">
            <office:annotation draw:style-name="gr1" draw:text-style-name="P2" svg:width="82.18pt" svg:height="61.68pt" svg:x="493.48pt" svg:y="64.0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withou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8</text:p>
          </table:table-cell>
          <table:table-cell office:value-type="string" calcext:value-type="string">
            <office:annotation draw:style-name="gr1" draw:text-style-name="P2" svg:width="82.18pt" svg:height="61.68pt" svg:x="493.48pt" svg:y="76.8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4</text:p>
          </table:table-cell>
          <table:table-cell office:value-type="string" calcext:value-type="string">
            <office:annotation draw:style-name="gr1" draw:text-style-name="P2" svg:width="82.18pt" svg:height="61.68pt" svg:x="493.48pt" svg:y="89.6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_deepglin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epglin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19</text:p>
          </table:table-cell>
          <table:table-cell office:value-type="string" calcext:value-type="string">
            <office:annotation draw:style-name="gr1" draw:text-style-name="P2" svg:width="82.18pt" svg:height="61.68pt" svg:x="493.48pt" svg:y="102.4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string" calcext:value-type="string">
            <text:p>dgx_train_5</text:p>
          </table:table-cell>
          <table:table-cell office:value-type="string" calcext:value-type="string">
            <office:annotation draw:style-name="gr1" draw:text-style-name="P2" svg:width="82.18pt" svg:height="61.68pt" svg:x="493.48pt" svg:y="115.2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6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gx_train_6</text:p>
          </table:table-cell>
          <table:table-cell office:value-type="string" calcext:value-type="string">
            <office:annotation draw:style-name="gr1" draw:text-style-name="P2" svg:width="82.18pt" svg:height="61.68pt" svg:x="493.48pt" svg:y="128.0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rver_train_20</text:p>
          </table:table-cell>
          <table:table-cell office:value-type="string" calcext:value-type="string">
            <office:annotation draw:style-name="gr1" draw:text-style-name="P2" svg:width="82.18pt" svg:height="61.68pt" svg:x="493.48pt" svg:y="140.8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 with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3, 4, 14, 3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gx_train_7</text:p>
          </table:table-cell>
          <table:table-cell office:value-type="string" calcext:value-type="string">
            <office:annotation draw:style-name="gr1" draw:text-style-name="P2" svg:width="82.18pt" svg:height="61.68pt" svg:x="493.48pt" svg:y="153.61pt" draw:caption-point-x="-17.29pt" draw:caption-point-y="38.66pt">
              <dc:date>2019-02-18T00:00:00</dc:date>
              <text:p text:style-name="P1"><text:span text:style-name="T1">The bug is: when </text:span><text:span text:style-name="T1">img is mirrored, </text:span><text:span text:style-name="T1">the landmark is </text:span><text:span text:style-name="T1">not updated </text:span><text:span text:style-name="T1">accordingly</text:span></text:p>
            </office:annotation>
            <text:p>train_net landmarkloss after bug fix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(1, 2, 5, 2)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ightface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ython -m train_net_landmark --checkpoints ./output --prefix train_17 --start-epoch 18</text:p>
          </table:table-cell>
          <table:table-cell table:number-columns-repeated="2"/>
          <table:table-cell table:style-name="Default" table:number-columns-repeated="2"/>
          <table:table-cell table:number-columns-repeated="7"/>
        </table:table-row>
      </table:table>
      <table:table table:name="IJBC resul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number-columns-repeated="2"/>
          <table:table-cell office:value-type="string" calcext:value-type="string">
            <text:p>server_train16</text:p>
          </table:table-cell>
          <table:table-cell office:value-type="string" calcext:value-type="string">
            <text:p>insight_original</text:p>
          </table:table-cell>
          <table:table-cell office:value-type="string" calcext:value-type="string">
            <text:p>dgx_train1</text:p>
          </table:table-cell>
          <table:table-cell office:value-type="string" calcext:value-type="string">
            <text:p>server_train16_3942</text:p>
          </table:table-cell>
          <table:table-cell office:value-type="string" calcext:value-type="string">
            <text:p>server_train17</text:p>
          </table:table-cell>
          <table:table-cell office:value-type="string" calcext:value-type="string">
            <text:p>dgx_train2</text:p>
          </table:table-cell>
          <table:table-cell office:value-type="string" calcext:value-type="string">
            <text:p>dgx_train3</text:p>
          </table:table-cell>
          <table:table-cell office:value-type="string" calcext:value-type="string">
            <text:p>server_train18_62</text:p>
          </table:table-cell>
          <table:table-cell office:value-type="string" calcext:value-type="string">
            <text:p>dgx_train4</text:p>
          </table:table-cell>
          <table:table-cell office:value-type="string" calcext:value-type="string">
            <text:p>dgx_train6</text:p>
          </table:table-cell>
          <table:table-cell office:value-type="string" calcext:value-type="string">
            <text:p>server_train19</text:p>
          </table:table-cell>
          <table:table-cell office:value-type="string" calcext:value-type="string">
            <text:p>server_train20_58</text:p>
          </table:table-cell>
          <table:table-cell office:value-type="string" calcext:value-type="string">
            <text:p>dgx_train7_58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Verification</text:p>
          </table:table-cell>
          <table:table-cell office:value-type="string" calcext:value-type="string">
            <text:p>TAR @ FAR = 0.0001</text:p>
          </table:table-cell>
          <table:table-cell office:value-type="float" office:value="0.945237" calcext:value-type="float">
            <text:p>0.945237</text:p>
          </table:table-cell>
          <table:table-cell office:value-type="float" office:value="0.91869" calcext:value-type="float">
            <text:p>0.91869</text:p>
          </table:table-cell>
          <table:table-cell office:value-type="float" office:value="0.941067" calcext:value-type="float">
            <text:p>0.941067</text:p>
          </table:table-cell>
          <table:table-cell office:value-type="float" office:value="0.945424" calcext:value-type="float">
            <text:p>0.945424</text:p>
          </table:table-cell>
          <table:table-cell office:value-type="float" office:value="0.942058" calcext:value-type="float">
            <text:p>0.942058</text:p>
          </table:table-cell>
          <table:table-cell office:value-type="float" office:value="0.936736" calcext:value-type="float">
            <text:p>0.936736</text:p>
          </table:table-cell>
          <table:table-cell office:value-type="float" office:value="0.944473" calcext:value-type="float">
            <text:p>0.944473</text:p>
          </table:table-cell>
          <table:table-cell office:value-type="float" office:value="0.949936" calcext:value-type="float">
            <text:p>0.949936</text:p>
          </table:table-cell>
          <table:table-cell office:value-type="float" office:value="0.944006" calcext:value-type="float">
            <text:p>0.944006</text:p>
          </table:table-cell>
          <table:table-cell office:value-type="float" office:value="0.934571" calcext:value-type="float">
            <text:p>0.934571</text:p>
          </table:table-cell>
          <table:table-cell office:value-type="float" office:value="0.946151" calcext:value-type="float">
            <text:p>0.946151</text:p>
          </table:table-cell>
          <table:table-cell office:value-type="float" office:value="0.947254" calcext:value-type="float">
            <text:p>0.947254</text:p>
          </table:table-cell>
          <table:table-cell office:value-type="float" office:value="0.934094" calcext:value-type="float">
            <text:p>0.934094</text:p>
          </table:table-cell>
        </table:table-row>
        <table:table-row table:style-name="ro1">
          <table:covered-table-cell/>
          <table:table-cell office:value-type="string" calcext:value-type="string">
            <text:p>TAR @ FAR = 0.001</text:p>
          </table:table-cell>
          <table:table-cell office:value-type="float" office:value="0.964063" calcext:value-type="float">
            <text:p>0.964063</text:p>
          </table:table-cell>
          <table:table-cell office:value-type="float" office:value="0.949358" calcext:value-type="float">
            <text:p>0.949358</text:p>
          </table:table-cell>
          <table:table-cell office:value-type="float" office:value="0.962848" calcext:value-type="float">
            <text:p>0.962848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61792" calcext:value-type="float">
            <text:p>0.961792</text:p>
          </table:table-cell>
          <table:table-cell office:value-type="float" office:value="0.959448" calcext:value-type="float">
            <text:p>0.959448</text:p>
          </table:table-cell>
          <table:table-cell office:value-type="float" office:value="0.964527" calcext:value-type="float">
            <text:p>0.964527</text:p>
          </table:table-cell>
          <table:table-cell office:value-type="float" office:value="0.966177" calcext:value-type="float">
            <text:p>0.966177</text:p>
          </table:table-cell>
          <table:table-cell office:value-type="float" office:value="0.964269" calcext:value-type="float">
            <text:p>0.964269</text:p>
          </table:table-cell>
          <table:table-cell office:value-type="float" office:value="0.958907" calcext:value-type="float">
            <text:p>0.958907</text:p>
          </table:table-cell>
          <table:table-cell office:value-type="float" office:value="0.966672" calcext:value-type="float">
            <text:p>0.966672</text:p>
          </table:table-cell>
          <table:table-cell office:value-type="float" office:value="0.967311" calcext:value-type="float">
            <text:p>0.967311</text:p>
          </table:table-cell>
          <table:table-cell office:value-type="float" office:value="0.95834" calcext:value-type="float">
            <text:p>0.95834</text:p>
          </table:table-cell>
        </table:table-row>
        <table:table-row table:style-name="ro1">
          <table:covered-table-cell/>
          <table:table-cell office:value-type="string" calcext:value-type="string">
            <text:p>TAR @ FAR = 0.01</text:p>
          </table:table-cell>
          <table:table-cell office:value-type="float" office:value="0.976489" calcext:value-type="float">
            <text:p>0.976489</text:p>
          </table:table-cell>
          <table:table-cell office:value-type="float" office:value="0.970611" calcext:value-type="float">
            <text:p>0.970611</text:p>
          </table:table-cell>
          <table:table-cell office:value-type="float" office:value="0.976386" calcext:value-type="float">
            <text:p>0.976386</text:p>
          </table:table-cell>
          <table:table-cell office:value-type="float" office:value="0.976334" calcext:value-type="float">
            <text:p>0.976334</text:p>
          </table:table-cell>
          <table:table-cell office:value-type="float" office:value="0.976953" calcext:value-type="float">
            <text:p>0.976953</text:p>
          </table:table-cell>
          <table:table-cell office:value-type="float" office:value="0.975767" calcext:value-type="float">
            <text:p>0.975767</text:p>
          </table:table-cell>
          <table:table-cell office:value-type="float" office:value="0.977262" calcext:value-type="float">
            <text:p>0.977262</text:p>
          </table:table-cell>
          <table:table-cell office:value-type="float" office:value="0.977778" calcext:value-type="float">
            <text:p>0.977778</text:p>
          </table:table-cell>
          <table:table-cell office:value-type="float" office:value="0.977365" calcext:value-type="float">
            <text:p>0.977365</text:p>
          </table:table-cell>
          <table:table-cell office:value-type="float" office:value="0.974942" calcext:value-type="float">
            <text:p>0.974942</text:p>
          </table:table-cell>
          <table:table-cell office:value-type="float" office:value="0.977623" calcext:value-type="float">
            <text:p>0.977623</text:p>
          </table:table-cell>
          <table:table-cell office:value-type="float" office:value="0.979015" calcext:value-type="float">
            <text:p>0.979015</text:p>
          </table:table-cell>
          <table:table-cell office:value-type="float" office:value="0.975538" calcext:value-type="float">
            <text:p>0.975538</text:p>
          </table:table-cell>
        </table:table-row>
        <table:table-row table:style-name="ro1">
          <table:covered-table-cell/>
          <table:table-cell office:value-type="string" calcext:value-type="string">
            <text:p>TAR @ FAR = 0.1</text:p>
          </table:table-cell>
          <table:table-cell office:value-type="float" office:value="0.986182" calcext:value-type="float">
            <text:p>0.986182</text:p>
          </table:table-cell>
          <table:table-cell office:value-type="float" office:value="0.984584" calcext:value-type="float">
            <text:p>0.984584</text:p>
          </table:table-cell>
          <table:table-cell office:value-type="float" office:value="0.987677" calcext:value-type="float">
            <text:p>0.987677</text:p>
          </table:table-cell>
          <table:table-cell office:value-type="float" office:value="0.985976" calcext:value-type="float">
            <text:p>0.985976</text:p>
          </table:table-cell>
          <table:table-cell office:value-type="float" office:value="0.988657" calcext:value-type="float">
            <text:p>0.988657</text:p>
          </table:table-cell>
          <table:table-cell office:value-type="float" office:value="0.987883" calcext:value-type="float">
            <text:p>0.987883</text:p>
          </table:table-cell>
          <table:table-cell office:value-type="float" office:value="0.98644" calcext:value-type="float">
            <text:p>0.98644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6904" calcext:value-type="float">
            <text:p>0.986904</text:p>
          </table:table-cell>
          <table:table-cell office:value-type="float" office:value="0.986285" calcext:value-type="float">
            <text:p>0.986285</text:p>
          </table:table-cell>
          <table:table-cell office:value-type="float" office:value="0.987059" calcext:value-type="float">
            <text:p>0.987059</text:p>
          </table:table-cell>
          <table:table-cell office:value-type="float" office:value="0.987532" calcext:value-type="float">
            <text:p>0.987532</text:p>
          </table:table-cell>
          <table:table-cell office:value-type="float" office:value="0.987265" calcext:value-type="float">
            <text:p>0.987265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Identification</text:p>
          </table:table-cell>
          <table:table-cell office:value-type="string" calcext:value-type="string">
            <text:p>Rank 1</text:p>
          </table:table-cell>
          <table:table-cell office:value-type="float" office:value="0.948379" calcext:value-type="float">
            <text:p>0.948379</text:p>
          </table:table-cell>
          <table:table-cell office:value-type="float" office:value="0.922337" calcext:value-type="float">
            <text:p>0.922337</text:p>
          </table:table-cell>
          <table:table-cell office:value-type="float" office:value="0.947195" calcext:value-type="float">
            <text:p>0.947195</text:p>
          </table:table-cell>
          <table:table-cell office:value-type="float" office:value="0.948688" calcext:value-type="float">
            <text:p>0.948688</text:p>
          </table:table-cell>
          <table:table-cell office:value-type="float" office:value="0.945754" calcext:value-type="float">
            <text:p>0.945754</text:p>
          </table:table-cell>
          <table:table-cell office:value-type="float" office:value="0.943489" calcext:value-type="float">
            <text:p>0.943489</text:p>
          </table:table-cell>
          <table:table-cell office:value-type="float" office:value="0.949151" calcext:value-type="float">
            <text:p>0.949151</text:p>
          </table:table-cell>
          <table:table-cell office:value-type="float" office:value="0.952136" calcext:value-type="float">
            <text:p>0.952136</text:p>
          </table:table-cell>
          <table:table-cell office:value-type="float" office:value="0.947452" calcext:value-type="float">
            <text:p>0.947452</text:p>
          </table:table-cell>
          <table:table-cell office:value-type="float" office:value="0.93788" calcext:value-type="float">
            <text:p>0.93788</text:p>
          </table:table-cell>
          <table:table-cell office:value-type="float" office:value="0.95229" calcext:value-type="float">
            <text:p>0.95229</text:p>
          </table:table-cell>
          <table:table-cell office:value-type="float" office:value="0.951673" calcext:value-type="float">
            <text:p>0.951673</text:p>
          </table:table-cell>
          <table:table-cell office:value-type="float" office:value="0.941173" calcext:value-type="float">
            <text:p>0.941173</text:p>
          </table:table-cell>
        </table:table-row>
        <table:table-row table:style-name="ro1">
          <table:covered-table-cell/>
          <table:table-cell office:value-type="string" calcext:value-type="string">
            <text:p>Rank 5</text:p>
          </table:table-cell>
          <table:table-cell office:value-type="float" office:value="0.965003" calcext:value-type="float">
            <text:p>0.965003</text:p>
          </table:table-cell>
          <table:table-cell office:value-type="float" office:value="0.948996" calcext:value-type="float">
            <text:p>0.948996</text:p>
          </table:table-cell>
          <table:table-cell office:value-type="float" office:value="0.964282" calcext:value-type="float">
            <text:p>0.964282</text:p>
          </table:table-cell>
          <table:table-cell office:value-type="float" office:value="0.965157" calcext:value-type="float">
            <text:p>0.965157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0.962069" calcext:value-type="float">
            <text:p>0.962069</text:p>
          </table:table-cell>
          <table:table-cell office:value-type="float" office:value="0.966495" calcext:value-type="float">
            <text:p>0.966495</text:p>
          </table:table-cell>
          <table:table-cell office:value-type="float" office:value="0.968245" calcext:value-type="float">
            <text:p>0.968245</text:p>
          </table:table-cell>
          <table:table-cell office:value-type="float" office:value="0.964848" calcext:value-type="float">
            <text:p>0.964848</text:p>
          </table:table-cell>
          <table:table-cell office:value-type="float" office:value="0.960422" calcext:value-type="float">
            <text:p>0.960422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68502" calcext:value-type="float">
            <text:p>0.968502</text:p>
          </table:table-cell>
          <table:table-cell office:value-type="float" office:value="0.960885" calcext:value-type="float">
            <text:p>0.960885</text:p>
          </table:table-cell>
        </table:table-row>
        <table:table-row table:style-name="ro1">
          <table:covered-table-cell/>
          <table:table-cell office:value-type="string" calcext:value-type="string">
            <text:p>Rank 10</text:p>
          </table:table-cell>
          <table:table-cell office:value-type="float" office:value="0.970046" calcext:value-type="float">
            <text:p>0.970046</text:p>
          </table:table-cell>
          <table:table-cell office:value-type="float" office:value="0.95754" calcext:value-type="float">
            <text:p>0.95754</text:p>
          </table:table-cell>
          <table:table-cell office:value-type="float" office:value="0.969686" calcext:value-type="float">
            <text:p>0.969686</text:p>
          </table:table-cell>
          <table:table-cell office:value-type="float" office:value="0.970149" calcext:value-type="float">
            <text:p>0.970149</text:p>
          </table:table-cell>
          <table:table-cell office:value-type="float" office:value="0.970973" calcext:value-type="float">
            <text:p>0.970973</text:p>
          </table:table-cell>
          <table:table-cell office:value-type="float" office:value="0.968039" calcext:value-type="float">
            <text:p>0.968039</text:p>
          </table:table-cell>
          <table:table-cell office:value-type="float" office:value="0.971127" calcext:value-type="float">
            <text:p>0.971127</text:p>
          </table:table-cell>
          <table:table-cell office:value-type="float" office:value="0.972517" calcext:value-type="float">
            <text:p>0.972517</text:p>
          </table:table-cell>
          <table:table-cell office:value-type="float" office:value="0.970201" calcext:value-type="float">
            <text:p>0.970201</text:p>
          </table:table-cell>
          <table:table-cell office:value-type="float" office:value="0.965672" calcext:value-type="float">
            <text:p>0.965672</text:p>
          </table:table-cell>
          <table:table-cell office:value-type="float" office:value="0.972568" calcext:value-type="float">
            <text:p>0.972568</text:p>
          </table:table-cell>
          <table:table-cell office:value-type="float" office:value="0.973392" calcext:value-type="float">
            <text:p>0.973392</text:p>
          </table:table-cell>
          <table:table-cell office:value-type="float" office:value="0.967422" calcext:value-type="float">
            <text:p>0.967422</text:p>
          </table:table-cell>
        </table:table-row>
        <table:table-row table:style-name="ro1">
          <table:covered-table-cell/>
          <table:table-cell office:value-type="string" calcext:value-type="string">
            <text:p>Rank 20</text:p>
          </table:table-cell>
          <table:table-cell office:value-type="float" office:value="0.9737" calcext:value-type="float">
            <text:p>0.9737</text:p>
          </table:table-cell>
          <table:table-cell office:value-type="float" office:value="0.964642" calcext:value-type="float">
            <text:p>0.964642</text:p>
          </table:table-cell>
          <table:table-cell office:value-type="float" office:value="0.974267" calcext:value-type="float">
            <text:p>0.974267</text:p>
          </table:table-cell>
          <table:table-cell office:value-type="float" office:value="0.973752" calcext:value-type="float">
            <text:p>0.973752</text:p>
          </table:table-cell>
          <table:table-cell office:value-type="float" office:value="0.974833" calcext:value-type="float">
            <text:p>0.974833</text:p>
          </table:table-cell>
          <table:table-cell office:value-type="float" office:value="0.972723" calcext:value-type="float">
            <text:p>0.972723</text:p>
          </table:table-cell>
          <table:table-cell office:value-type="float" office:value="0.975347" calcext:value-type="float">
            <text:p>0.975347</text:p>
          </table:table-cell>
          <table:table-cell office:value-type="float" office:value="0.975605" calcext:value-type="float">
            <text:p>0.975605</text:p>
          </table:table-cell>
          <table:table-cell office:value-type="float" office:value="0.97437" calcext:value-type="float">
            <text:p>0.97437</text:p>
          </table:table-cell>
          <table:table-cell office:value-type="float" office:value="0.971693" calcext:value-type="float">
            <text:p>0.971693</text:p>
          </table:table-cell>
          <table:table-cell office:value-type="float" office:value="0.975708" calcext:value-type="float">
            <text:p>0.975708</text:p>
          </table:table-cell>
          <table:table-cell office:value-type="float" office:value="0.976686" calcext:value-type="float">
            <text:p>0.976686</text:p>
          </table:table-cell>
          <table:table-cell office:value-type="float" office:value="0.972517" calcext:value-type="float">
            <text:p>0.972517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853</text:p>
          </table:table-cell>
          <table:table-cell table:number-columns-repeated="2"/>
          <table:table-cell office:value-type="string" calcext:value-type="string">
            <text:p>dgx_train4_6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010: 0.965300</text:p>
          </table:table-cell>
          <table:table-cell table:number-columns-repeated="2"/>
          <table:table-cell office:value-type="string" calcext:value-type="string">
            <text:p>TAR @ FAR = 0.0001: 0.94400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2"/>
          <table:table-cell office:value-type="string" calcext:value-type="string">
            <text:p>TAR @ FAR = 0.0010: 0.964269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AR @ FAR = 0.1000: 0.986852</text:p>
          </table:table-cell>
          <table:table-cell table:number-columns-repeated="2"/>
          <table:table-cell office:value-type="string" calcext:value-type="string">
            <text:p>TAR @ FAR = 0.0100: 0.97736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: 0.951621</text:p>
          </table:table-cell>
          <table:table-cell table:number-columns-repeated="2"/>
          <table:table-cell office:value-type="string" calcext:value-type="string">
            <text:p>TAR @ FAR = 0.1000: 0.98690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5: 0.967936</text:p>
          </table:table-cell>
          <table:table-cell table:number-columns-repeated="2"/>
          <table:table-cell office:value-type="string" calcext:value-type="string">
            <text:p>Rank 1: 0.94745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10: 0.972105</text:p>
          </table:table-cell>
          <table:table-cell table:number-columns-repeated="2"/>
          <table:table-cell office:value-type="string" calcext:value-type="string">
            <text:p>Rank 5: 0.964848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Rank 20: 0.975656</text:p>
          </table:table-cell>
          <table:table-cell table:number-columns-repeated="2"/>
          <table:table-cell office:value-type="string" calcext:value-type="string">
            <text:p>Rank 10: 0.97020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Rank 20: 0.97437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TAR @ FAR = 0.0001: 0.94896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2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4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80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77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03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6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450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062" calcext:value-type="float">
            <text:p>6062</text:p>
          </table:table-cell>
          <table:table-cell office:value-type="string" calcext:value-type="string">
            <text:p>TAR @ FAR = 0.0001: 0.94972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2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57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93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39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00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399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float" office:value="62" calcext:value-type="float">
            <text:p>62</text:p>
          </table:table-cell>
          <table:table-cell office:value-type="string" calcext:value-type="string">
            <text:p>TAR @ FAR = 0.0001: 0.9499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1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77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705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213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51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float" office:value="69" calcext:value-type="float">
            <text:p>69</text:p>
          </table:table-cell>
          <table:table-cell office:value-type="string" calcext:value-type="string">
            <text:p>TAR @ FAR = 0.0001: 0.9496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010: 0.9660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0100: 0.97788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R @ FAR = 0.1000: 0.98674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: 0.9511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5: 0.96824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10: 0.97241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ank 20: 0.9756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12:52:49.618762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58:43.808522752</meta:creation-date>
    <dc:date>2019-05-30T12:53:25.101788691</dc:date>
    <meta:editing-duration>P38DT19H19M58S</meta:editing-duration>
    <meta:editing-cycles>25</meta:editing-cycles>
    <meta:generator>LibreOffice/5.1.6.2$Linux_X86_64 LibreOffice_project/10m0$Build-2</meta:generator>
    <meta:document-statistic meta:table-count="2" meta:cell-count="388" meta:object-count="0"/>
  </office:meta>
</office:document-meta>
</file>